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list-style-name="L1">
      <style:text-properties officeooo:paragraph-rsid="000a1617"/>
    </style:style>
    <style:style style:name="P3" style:family="paragraph" style:parent-style-name="Standard" style:list-style-name="L1">
      <style:text-properties officeooo:paragraph-rsid="00175f95"/>
    </style:style>
    <style:style style:name="P4" style:family="paragraph" style:parent-style-name="Standard">
      <style:text-properties officeooo:rsid="00222f62" officeooo:paragraph-rsid="00222f62"/>
    </style:style>
    <style:style style:name="P5" style:family="paragraph" style:parent-style-name="Footnote">
      <style:text-properties officeooo:rsid="009e0ab2" officeooo:paragraph-rsid="00a5ee39"/>
    </style:style>
    <style:style style:name="P6" style:family="paragraph" style:parent-style-name="Standard">
      <style:text-properties officeooo:rsid="002e2171" officeooo:paragraph-rsid="002e2171"/>
    </style:style>
    <style:style style:name="P7" style:family="paragraph" style:parent-style-name="Standard">
      <style:text-properties officeooo:paragraph-rsid="00754c02"/>
    </style:style>
    <style:style style:name="P8" style:family="paragraph" style:parent-style-name="Standard">
      <style:text-properties officeooo:paragraph-rsid="007fcf32"/>
    </style:style>
    <style:style style:name="P9" style:family="paragraph" style:parent-style-name="Standard">
      <style:text-properties style:font-name="Liberation Serif" fo:font-style="normal" officeooo:rsid="00816268" officeooo:paragraph-rsid="008af19a" style:font-style-asian="normal" style:font-style-complex="normal"/>
    </style:style>
    <style:style style:name="P10" style:family="paragraph" style:parent-style-name="Standard">
      <style:text-properties officeooo:rsid="002e2171" officeooo:paragraph-rsid="00795a7d"/>
    </style:style>
    <style:style style:name="P11" style:family="paragraph" style:parent-style-name="Standard">
      <style:text-properties fo:color="#bf0041" loext:opacity="100%" officeooo:rsid="0031ff44" officeooo:paragraph-rsid="00386f29"/>
    </style:style>
    <style:style style:name="P12" style:family="paragraph" style:parent-style-name="Standard">
      <style:text-properties fo:color="#000000" loext:opacity="100%" officeooo:rsid="00b22044" officeooo:paragraph-rsid="00b22044"/>
    </style:style>
    <style:style style:name="P13" style:family="paragraph" style:parent-style-name="Standard">
      <style:text-properties fo:color="#000000" loext:opacity="100%" style:text-underline-style="solid" style:text-underline-width="auto" style:text-underline-color="font-color" officeooo:rsid="00b22044" officeooo:paragraph-rsid="00b317bf"/>
    </style:style>
    <style:style style:name="P14" style:family="paragraph" style:parent-style-name="Standard" style:list-style-name="L2">
      <style:text-properties officeooo:paragraph-rsid="00b317bf"/>
    </style:style>
    <style:style style:name="P15" style:family="paragraph" style:parent-style-name="Standard" style:list-style-name="L2">
      <style:text-properties fo:color="#000000" loext:opacity="100%" officeooo:rsid="00b317bf" officeooo:paragraph-rsid="00b317bf"/>
    </style:style>
    <style:style style:name="P16" style:family="paragraph" style:parent-style-name="Standard" style:list-style-name="L2">
      <style:text-properties fo:color="#000000" loext:opacity="100%" officeooo:rsid="00b53feb" officeooo:paragraph-rsid="00b53feb"/>
    </style:style>
    <style:style style:name="P17" style:family="paragraph" style:parent-style-name="Standard" style:list-style-name="L2">
      <style:text-properties fo:color="#000000" loext:opacity="100%" officeooo:rsid="00b66f47" officeooo:paragraph-rsid="00b66f47"/>
    </style:style>
    <style:style style:name="P18" style:family="paragraph" style:parent-style-name="Standard">
      <style:text-properties style:text-underline-style="solid" style:text-underline-width="auto" style:text-underline-color="font-color" officeooo:rsid="0049725e" officeooo:paragraph-rsid="0049725e"/>
    </style:style>
    <style:style style:name="P19" style:family="paragraph" style:parent-style-name="Standard">
      <style:text-properties style:text-underline-style="none" officeooo:rsid="0049725e" officeooo:paragraph-rsid="0049725e"/>
    </style:style>
    <style:style style:name="P20" style:family="paragraph" style:parent-style-name="Standard">
      <style:text-properties style:text-underline-style="none" officeooo:rsid="0049725e" officeooo:paragraph-rsid="008caa4c"/>
    </style:style>
    <style:style style:name="P21" style:family="paragraph" style:parent-style-name="Standard">
      <style:text-properties fo:font-style="normal" officeooo:rsid="06d70e0d" officeooo:paragraph-rsid="008ce6cf" style:font-style-asian="normal" style:font-style-complex="normal"/>
    </style:style>
    <style:style style:name="T1" style:family="text">
      <style:text-properties officeooo:rsid="00419d38"/>
    </style:style>
    <style:style style:name="T2" style:family="text">
      <style:text-properties officeooo:rsid="0028c2ae"/>
    </style:style>
    <style:style style:name="T3" style:family="text">
      <style:text-properties officeooo:rsid="0013082e"/>
    </style:style>
    <style:style style:name="T4" style:family="text">
      <style:text-properties officeooo:rsid="00092e8e"/>
    </style:style>
    <style:style style:name="T5" style:family="text">
      <style:text-properties fo:font-style="italic" style:font-style-asian="italic" style:font-style-complex="italic"/>
    </style:style>
    <style:style style:name="T6" style:family="text">
      <style:text-properties style:text-position="super 67%"/>
    </style:style>
    <style:style style:name="T7" style:family="text">
      <style:text-properties officeooo:rsid="00ad7306"/>
    </style:style>
    <style:style style:name="T8" style:family="text">
      <style:text-properties officeooo:rsid="003e6941"/>
    </style:style>
    <style:style style:name="T9" style:family="text">
      <style:text-properties fo:font-style="normal" style:font-style-asian="normal" style:font-style-complex="normal"/>
    </style:style>
    <style:style style:name="T10" style:family="text">
      <style:text-properties officeooo:rsid="004003ba"/>
    </style:style>
    <style:style style:name="T11" style:family="text">
      <style:text-properties officeooo:rsid="000a1617"/>
    </style:style>
    <style:style style:name="T12" style:family="text">
      <style:text-properties officeooo:rsid="000c7510"/>
    </style:style>
    <style:style style:name="T13" style:family="text">
      <style:text-properties officeooo:rsid="000c8834"/>
    </style:style>
    <style:style style:name="T14" style:family="text">
      <style:text-properties officeooo:rsid="00307b7b"/>
    </style:style>
    <style:style style:name="T15" style:family="text">
      <style:text-properties officeooo:rsid="0014ff2a"/>
    </style:style>
    <style:style style:name="T16" style:family="text">
      <style:text-properties officeooo:rsid="001ac46e"/>
    </style:style>
    <style:style style:name="T17" style:family="text">
      <style:text-properties officeooo:rsid="001c708b"/>
    </style:style>
    <style:style style:name="T18" style:family="text">
      <style:text-properties officeooo:rsid="00166480"/>
    </style:style>
    <style:style style:name="T19" style:family="text">
      <style:text-properties officeooo:rsid="00386f29"/>
    </style:style>
    <style:style style:name="T20" style:family="text">
      <style:text-properties officeooo:rsid="0031bc4f"/>
    </style:style>
    <style:style style:name="T21" style:family="text">
      <style:text-properties officeooo:rsid="001e5867"/>
    </style:style>
    <style:style style:name="T22" style:family="text">
      <style:text-properties officeooo:rsid="00439b12"/>
    </style:style>
    <style:style style:name="T23" style:family="text">
      <style:text-properties officeooo:rsid="00175f95"/>
    </style:style>
    <style:style style:name="T24" style:family="text">
      <style:text-properties officeooo:rsid="003aeeee"/>
    </style:style>
    <style:style style:name="T25" style:family="text">
      <style:text-properties officeooo:rsid="002002fe"/>
    </style:style>
    <style:style style:name="T26" style:family="text">
      <style:text-properties officeooo:rsid="009f948a"/>
    </style:style>
    <style:style style:name="T27" style:family="text">
      <style:text-properties officeooo:rsid="009fc694"/>
    </style:style>
    <style:style style:name="T28" style:family="text">
      <style:text-properties officeooo:rsid="00a0a316"/>
    </style:style>
    <style:style style:name="T29" style:family="text">
      <style:text-properties officeooo:rsid="00a5ee39"/>
    </style:style>
    <style:style style:name="T30" style:family="text">
      <style:text-properties officeooo:rsid="00a47032"/>
    </style:style>
    <style:style style:name="T31" style:family="text">
      <style:text-properties officeooo:rsid="00a73923"/>
    </style:style>
    <style:style style:name="T32" style:family="text">
      <style:text-properties officeooo:rsid="00a65ec5"/>
    </style:style>
    <style:style style:name="T33" style:family="text">
      <style:text-properties officeooo:rsid="00233169"/>
    </style:style>
    <style:style style:name="T34" style:family="text">
      <style:text-properties officeooo:rsid="0023ab6e"/>
    </style:style>
    <style:style style:name="T35" style:family="text">
      <style:text-properties fo:font-style="italic" officeooo:rsid="0023ab6e" style:font-style-asian="italic" style:font-style-complex="italic"/>
    </style:style>
    <style:style style:name="T36" style:family="text">
      <style:text-properties fo:font-style="normal" officeooo:rsid="0023ab6e" style:font-style-asian="normal" style:font-style-complex="normal"/>
    </style:style>
    <style:style style:name="T37" style:family="text">
      <style:text-properties officeooo:rsid="003bcb81"/>
    </style:style>
    <style:style style:name="T38" style:family="text">
      <style:text-properties officeooo:rsid="002989ad"/>
    </style:style>
    <style:style style:name="T39" style:family="text">
      <style:text-properties officeooo:rsid="00250060"/>
    </style:style>
    <style:style style:name="T40" style:family="text">
      <style:text-properties officeooo:rsid="002b4488"/>
    </style:style>
    <style:style style:name="T41" style:family="text">
      <style:text-properties officeooo:rsid="003cb85c"/>
    </style:style>
    <style:style style:name="T42" style:family="text">
      <style:text-properties officeooo:rsid="0026ec62"/>
    </style:style>
    <style:style style:name="T43" style:family="text">
      <style:text-properties officeooo:rsid="009120b9"/>
    </style:style>
    <style:style style:name="T44" style:family="text">
      <style:text-properties officeooo:rsid="002e2171"/>
    </style:style>
    <style:style style:name="T45" style:family="text">
      <style:text-properties officeooo:rsid="004e2ff3"/>
    </style:style>
    <style:style style:name="T46" style:family="text">
      <style:text-properties officeooo:rsid="002edf5c"/>
    </style:style>
    <style:style style:name="T47" style:family="text">
      <style:text-properties officeooo:rsid="004cebf3"/>
    </style:style>
    <style:style style:name="T48" style:family="text">
      <style:text-properties officeooo:rsid="003787ca"/>
    </style:style>
    <style:style style:name="T49" style:family="text">
      <style:text-properties officeooo:rsid="0048052d"/>
    </style:style>
    <style:style style:name="T50" style:family="text">
      <style:text-properties officeooo:rsid="0044036d"/>
    </style:style>
    <style:style style:name="T51" style:family="text">
      <style:text-properties officeooo:rsid="0043b1a9"/>
    </style:style>
    <style:style style:name="T52" style:family="text">
      <style:text-properties officeooo:rsid="00457c40"/>
    </style:style>
    <style:style style:name="T53" style:family="text">
      <style:text-properties officeooo:rsid="0031ff44"/>
    </style:style>
    <style:style style:name="T54" style:family="text">
      <style:text-properties officeooo:rsid="0056f43f"/>
    </style:style>
    <style:style style:name="T55" style:family="text">
      <style:text-properties officeooo:rsid="00573e18"/>
    </style:style>
    <style:style style:name="T56" style:family="text">
      <style:text-properties officeooo:rsid="0058a15a"/>
    </style:style>
    <style:style style:name="T57" style:family="text">
      <style:text-properties officeooo:rsid="005fc5e4"/>
    </style:style>
    <style:style style:name="T58" style:family="text">
      <style:text-properties officeooo:rsid="006ac564"/>
    </style:style>
    <style:style style:name="T59" style:family="text">
      <style:text-properties officeooo:rsid="005d816e"/>
    </style:style>
    <style:style style:name="T60" style:family="text">
      <style:text-properties officeooo:rsid="00597679"/>
    </style:style>
    <style:style style:name="T61" style:family="text">
      <style:text-properties fo:font-family="'Liberation Serif'" style:font-family-generic="roman" officeooo:rsid="0056f43f"/>
    </style:style>
    <style:style style:name="T62" style:family="text">
      <style:text-properties style:font-name="Liberation Serif" officeooo:rsid="0056f43f"/>
    </style:style>
    <style:style style:name="T63" style:family="text">
      <style:text-properties style:font-name="Liberation Serif" officeooo:rsid="005c2039"/>
    </style:style>
    <style:style style:name="T64" style:family="text">
      <style:text-properties style:font-name="Liberation Serif" fo:font-style="italic" officeooo:rsid="005c2039" style:font-style-asian="italic" style:font-style-complex="italic"/>
    </style:style>
    <style:style style:name="T65" style:family="text">
      <style:text-properties style:font-name="Liberation Serif" fo:font-style="normal" officeooo:rsid="005c2039" style:font-style-asian="normal" style:font-style-complex="normal"/>
    </style:style>
    <style:style style:name="T66" style:family="text">
      <style:text-properties style:font-name="Liberation Serif" fo:font-style="normal" officeooo:rsid="006a2bd7" style:font-style-asian="normal" style:font-style-complex="normal"/>
    </style:style>
    <style:style style:name="T67" style:family="text">
      <style:text-properties style:font-name="Liberation Serif" fo:font-style="normal" officeooo:rsid="00632ce7" style:font-style-asian="normal" style:font-style-complex="normal"/>
    </style:style>
    <style:style style:name="T68" style:family="text">
      <style:text-properties style:font-name="Liberation Serif" fo:font-style="normal" officeooo:rsid="006ac564" style:font-style-asian="normal" style:font-style-complex="normal"/>
    </style:style>
    <style:style style:name="T69" style:family="text">
      <style:text-properties style:font-name="Liberation Serif" fo:font-style="normal" officeooo:rsid="006e74b0" style:font-style-asian="normal" style:font-style-complex="normal"/>
    </style:style>
    <style:style style:name="T70" style:family="text">
      <style:text-properties style:font-name="Liberation Serif" fo:font-style="normal" officeooo:rsid="00715dcc" style:font-style-asian="normal" style:font-style-complex="normal"/>
    </style:style>
    <style:style style:name="T71" style:family="text">
      <style:text-properties style:font-name="Liberation Serif" fo:font-style="normal" officeooo:rsid="006fe49d" style:font-style-asian="normal" style:font-style-complex="normal"/>
    </style:style>
    <style:style style:name="T72" style:family="text">
      <style:text-properties style:font-name="Liberation Serif" fo:font-style="normal" officeooo:rsid="00716fc1" style:font-style-asian="normal" style:font-style-complex="normal"/>
    </style:style>
    <style:style style:name="T73" style:family="text">
      <style:text-properties style:font-name="Liberation Serif" fo:font-style="normal" officeooo:rsid="00738202" style:font-style-asian="normal" style:font-style-complex="normal"/>
    </style:style>
    <style:style style:name="T74" style:family="text">
      <style:text-properties style:font-name="Liberation Serif" fo:font-style="normal" officeooo:rsid="007a185b" style:font-style-asian="normal" style:font-style-complex="normal"/>
    </style:style>
    <style:style style:name="T75" style:family="text">
      <style:text-properties style:font-name="Liberation Serif" fo:font-style="normal" officeooo:rsid="007a6b99" style:font-style-asian="normal" style:font-style-complex="normal"/>
    </style:style>
    <style:style style:name="T76" style:family="text">
      <style:text-properties style:font-name="Liberation Serif" fo:font-style="normal" officeooo:rsid="007bdc27" style:font-style-asian="normal" style:font-style-complex="normal"/>
    </style:style>
    <style:style style:name="T77" style:family="text">
      <style:text-properties style:font-name="Liberation Serif" fo:font-style="normal" officeooo:rsid="007fcf32" style:font-style-asian="normal" style:font-style-complex="normal"/>
    </style:style>
    <style:style style:name="T78" style:family="text">
      <style:text-properties officeooo:rsid="008315b3"/>
    </style:style>
    <style:style style:name="T79" style:family="text">
      <style:text-properties officeooo:rsid="008422db"/>
    </style:style>
    <style:style style:name="T80" style:family="text">
      <style:text-properties officeooo:rsid="00888493"/>
    </style:style>
    <style:style style:name="T81" style:family="text">
      <style:text-properties officeooo:rsid="00665fcd"/>
    </style:style>
    <style:style style:name="T82" style:family="text">
      <style:text-properties fo:font-family="Bukyvede" style:font-pitch="variable" officeooo:rsid="00665fcd"/>
    </style:style>
    <style:style style:name="T83" style:family="text">
      <style:text-properties fo:font-family="Bukyvede" style:font-pitch="variable" officeooo:rsid="008422db"/>
    </style:style>
    <style:style style:name="T84" style:family="text">
      <style:text-properties fo:font-family="Bukyvede" style:font-pitch="variable" officeooo:rsid="00843044"/>
    </style:style>
    <style:style style:name="T85" style:family="text">
      <style:text-properties officeooo:rsid="00843044"/>
    </style:style>
    <style:style style:name="T86" style:family="text">
      <style:text-properties fo:font-style="italic" officeooo:rsid="00843044" style:font-style-asian="italic" style:font-style-complex="italic"/>
    </style:style>
    <style:style style:name="T87" style:family="text">
      <style:text-properties officeooo:rsid="0084adbd"/>
    </style:style>
    <style:style style:name="T88" style:family="text">
      <style:text-properties officeooo:rsid="009886c4"/>
    </style:style>
    <style:style style:name="T89" style:family="text">
      <style:text-properties officeooo:rsid="0099d054"/>
    </style:style>
    <style:style style:name="T90" style:family="text">
      <style:text-properties officeooo:rsid="0085ec5e"/>
    </style:style>
    <style:style style:name="T91" style:family="text">
      <style:text-properties officeooo:rsid="0089f4e8"/>
    </style:style>
    <style:style style:name="T92" style:family="text">
      <style:text-properties officeooo:rsid="008af19a"/>
    </style:style>
    <style:style style:name="T93" style:family="text">
      <style:text-properties officeooo:rsid="008e6a14"/>
    </style:style>
    <style:style style:name="T94" style:family="text">
      <style:text-properties officeooo:rsid="009c99e7"/>
    </style:style>
    <style:style style:name="T95" style:family="text">
      <style:text-properties officeooo:rsid="0097eb64"/>
    </style:style>
    <style:style style:name="T96" style:family="text">
      <style:text-properties officeooo:rsid="0097f0b0"/>
    </style:style>
    <style:style style:name="T97" style:family="text">
      <style:text-properties officeooo:rsid="00925875"/>
    </style:style>
    <style:style style:name="T98" style:family="text">
      <style:text-properties officeooo:rsid="00520aa5"/>
    </style:style>
    <style:style style:name="T99" style:family="text">
      <style:text-properties officeooo:rsid="00556605"/>
    </style:style>
    <style:style style:name="T100" style:family="text">
      <style:text-properties officeooo:rsid="00521ab3"/>
    </style:style>
    <style:style style:name="T101" style:family="text">
      <style:text-properties officeooo:rsid="00b317bf"/>
    </style:style>
    <style:style style:name="T102" style:family="text">
      <style:text-properties fo:color="#000000" loext:opacity="100%" officeooo:rsid="00b27a93"/>
    </style:style>
    <style:style style:name="T103" style:family="text">
      <style:text-properties fo:color="#000000" loext:opacity="100%" officeooo:rsid="00b317bf"/>
    </style:style>
    <style:style style:name="T104" style:family="text">
      <style:text-properties officeooo:rsid="00b66f47"/>
    </style:style>
    <style:style style:name="T105" style:family="text">
      <style:text-properties officeooo:rsid="008ce6cf"/>
    </style:style>
    <style:style style:name="T106" style:family="text">
      <style:text-properties officeooo:rsid="008caa4c"/>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lan</text:p>
      <text:p text:style-name="Standard"/>
      <text:p text:style-name="Standard"/>
      <text:p text:style-name="Standard">The submitted piece is the Introduction and Section 1 of an envisaged larger article, the aim of which is to provide theoretical justifications for my method of “phonologically annotating” early Slavic texts using Late Common Slavonic reconstructions, as well as to outline the principles behind my Autoreconstructor program, which uses alread-existing TOROT annotations to help produce such reconstructions automatically. While I think that the programming and data-processing challenges involved in making the Autoreconstructor are methodologically interesting in themselves, the real goal is the correct and complete phonological indexing of texts and then the carrying out of comprehensive investigations into their orthographic and underlying synchronic phonological systems.</text:p>
      <text:p text:style-name="Standard"><text:s/></text:p>
      <text:p text:style-name="Standard">Since TOROT is missing a good chunk of both canonical OCS and the earliest East Slavic copies of South Slavic originals, my immediate <text:span text:style-name="T1">aim</text:span> is to expand the amount of text that the Autoreconstructor can work on by: </text:p>
      <text:list text:style-name="L1">
        <text:list-item>
          <text:p text:style-name="P2">applying modern statistical / machine-learning methods of automatic tagging <text:span text:style-name="T2">and lemmatisation </text:span>(using the manually-tagged corpus as training-data) to already-digitised texts<text:span text:style-name="T3">, such as</text:span> the Codex Assemanianus and the Savvina Kniga<text:span text:style-name="T3"> (</text:span>digitised in ASCII format by Jouko Lindstedt as part of the<text:span text:style-name="T4"> </text:span><text:span text:style-name="Default_20_Paragraph_20_Font"><text:span text:style-name="T5">Corpus Cyrillo-Methodianum Helsingiense</text:span></text:span>, <text:a xlink:type="simple" xlink:href="https://www.kielipankki.fi/download/ccmh-src/www/index.html" office:target-frame-name="_top" xlink:show="replace" text:style-name="Internet_20_link" text:visited-style-name="Visited_20_Internet_20_Link"><text:span text:style-name="Hyperlink">https://www.kielipankki.fi/download/ccmh-src/www/index.html</text:span></text:a><text:span text:style-name="T3">), </text:span>and 11<text:span text:style-name="Default_20_Paragraph_20_Font"><text:span text:style-name="T6">th</text:span></text:span> century East Slavic works like Ostromir’s Gospel, <text:span text:style-name="T7">the </text:span>Archangel’sk Gospel, <text:span text:style-name="T8">and </text:span>the Izborniki 1073 and 1076, digitised as part of the Trondheim-Sofia corpus, <text:a xlink:type="simple" xlink:href="https://www.hf.ntnu.no/SofiaTrondheimCorpus/index2.html" office:target-frame-name="_top" xlink:show="replace" text:style-name="Internet_20_link" text:visited-style-name="Visited_20_Internet_20_Link"><text:span text:style-name="Hyperlink">https://www.hf.ntnu.no/SofiaTrondheimCorpus/index2.html</text:span></text:a>). The <text:span text:style-name="Default_20_Paragraph_20_Font"><text:span text:style-name="T9">Assemanianus</text:span></text:span> (freshly Cyrillicised from the ASCII file far more accurately than the woeful <text:a xlink:type="simple" xlink:href="https://titus.uni-frankfurt.de/texte/etcs/slav/aksl/asseman/assem.htm" text:style-name="Internet_20_link" text:visited-style-name="Visited_20_Internet_20_Link">TITUS conversion</text:a><text:span text:style-name="T8">)</text:span><text:span text:style-name="T10"> </text:span>is already included on the ocstexts.co.uk website with automatic-tagging and an Autoreconstruction based on said tagging, but <text:span text:style-name="T11">for that I used</text:span> (with some fixes and improvements) the outdated method described in Berdičeviskis, Eckhoff &amp; Gavrilova (2016), based on the Trigrams’n’Tags statistical-tagger (Brants 2000). I would like to instead apply modern neural-network methods, similar to those used in e.g. Besters-Dilger &amp; Rabus (2021), to get <text:span text:style-name="T12">the </text:span>automatic tagging<text:span text:style-name="T2"> and lemmatisation,</text:span><text:span text:style-name="T13"> and thus autoreconstructions</text:span><text:span text:style-name="T2">,</text:span> as accurate as possible <text:span text:style-name="T11">and </text:span><text:span text:style-name="T14">to </text:span><text:span text:style-name="T11">lessen the amount of manual-correction needed</text:span>.<text:span text:style-name="T11"> Separately I think </text:span><text:span text:style-name="T13">it'd be an interesting standalone-project </text:span><text:span text:style-name="T15">to </text:span><text:span text:style-name="T13">s</text:span><text:span text:style-name="T12">ee just how much of such a text</text:span><text:span text:style-name="T11"> </text:span><text:span text:style-name="T12">can be accurately autoreconstructed </text:span><text:span text:style-name="T13">wholly automatically</text:span><text:span text:style-name="T2"> in this way</text:span><text:span text:style-name="T13"> (i.e. what I envisage for Sections 3 and and 4 of the article).</text:span> <text:s text:c="2"/></text:p>
        </text:list-item>
        <text:list-item>
          <text:p text:style-name="P3">for interesting texts which haven’t even been digitised, such as (as far as I know) the Galician Gospel of 1144, I’d like to<text:span text:style-name="T16"> use </text:span><text:span text:style-name="T17">modern neural-network-based handwritten-text-recognition</text:span><text:span text:style-name="T18"> </text:span><text:span text:style-name="T19">tools like Transkribus</text:span><text:span text:style-name="T20"> (as explored in</text:span><text:span text:style-name="T19"> e.g.</text:span><text:span text:style-name="T20"> Rabu</text:span><text:span text:style-name="T19">s 2019</text:span><text:span text:style-name="T20">)</text:span><text:span text:style-name="T21"> either on the manuscript or on printed editions, to speed up the production of accurate digisations that can then be fed into the automatic tagging and reconstruction tools</text:span><text:span text:style-name="T22"> mentioned in 1.)</text:span><text:span text:style-name="T21">. </text:span><text:span text:style-name="T23"><text:line-break/>I think automatic transcription would </text:span><text:span text:style-name="T24">also </text:span><text:span text:style-name="T23">be useful for aligning already-digitised texts with their manuscript-layout, not only so that the links to manuscript-page images can be </text:span><text:span text:style-name="T21">provided for texts in the web-interface, but so that </text:span><text:span text:style-name="T25">the digital text itself can optionally be laid out like it is in the manuscript</text:span><text:span text:style-name="T21">, similar to this recent online edition of Psalterium Sinaiticum: https://www.punco.slavistik.lmu.de/psalter_view.php?single=true&amp;cyr=1&amp;verse=150-1.</text:span></text:p>
        </text:list-item>
      </text:list>
      <text:p text:style-name="P4"/>
      <text:p text:style-name="P4">Alongside work to expand the annotated corpus of text<text:span text:style-name="T2">,</text:span> I would continue reconstructing and inflection-class-marking <text:a xlink:type="simple" xlink:href="https://github.com/12401453/torot_2023/blob/main/lemma_lists/chu_lemmas_master.xlsx" text:style-name="Internet_20_link" text:visited-style-name="Visited_20_Internet_20_Link">OCS</text:a> and <text:a xlink:type="simple" xlink:href="https://github.com/12401453/torot_2023/blob/main/lemma_lists/orv_lemmas_master.xlsx" text:style-name="Internet_20_link" text:visited-style-name="Visited_20_Internet_20_Link">Old Russian</text:a><text:note text:id="ftn1" text:note-class="footnote"><text:note-citation>1</text:note-citation><text:note-body><text:p text:style-name="P5"><text:span text:style-name="T26">Most of the texts in the </text:span>Old Russian<text:span text:style-name="T26"> part of </text:span><text:span text:style-name="T27">TOROT</text:span><text:span text:style-name="T26"> </text:span>are too late to be sensibly autoreconstructed<text:span text:style-name="T26"> (</text:span>the main exceptions being Uspenskij Sbornik, the First Novgorod Chronicle, and Russkaja Pravda<text:span text:style-name="T26">); I ran them through the Autoreconstructor mostly just to see what would happen, so one should bear this in mind when </text:span><text:span text:style-name="T28">viewing the</text:span><text:span text:style-name="T26"> links in the submitted-piece to Old Russian forms. The quality of the manual-tagging is also noticeably worse than that of the OCS texts.</text:span><text:span text:style-name="T29"> A good portion of the reconstructed OR lemmas were just </text:span><text:span text:style-name="T30">automatched </text:span><text:span text:style-name="T29">to their </text:span><text:span text:style-name="T31">reconstructed </text:span><text:span text:style-name="T29">OCS counterparts, which can very occasionally causes false matches</text:span><text:span text:style-name="T32">.</text:span></text:p></text:note-body></text:note> lemmas<text:span text:style-name="T33">. The recent digitisation of the two OCS </text:span><text:soft-page-break/><text:span text:style-name="T33">dictionaries</text:span><text:span text:style-name="T34"> (the </text:span><text:span text:style-name="T35">Slovník nejstarších staroslověnských památek</text:span><text:span text:style-name="T33"> </text:span><text:span text:style-name="T34">for canonical OCS and the </text:span><text:span text:style-name="T35">Slovník jazyka staroslověnského </text:span><text:span text:style-name="T36">which also includes later manuscripts) </text:span><text:span text:style-name="T33">at </text:span><text:a xlink:type="simple" xlink:href="http://gorazd.org/gulliver/" text:style-name="Internet_20_link" text:visited-style-name="Visited_20_Internet_20_Link"><text:span text:style-name="T33">http://gorazd.org/gulliver/</text:span></text:a><text:span text:style-name="T37"> </text:span><text:span text:style-name="T33">means that</text:span><text:span text:style-name="T34"> a full list of </text:span><text:span text:style-name="T38">canonical OCS </text:span><text:span text:style-name="T34">lemmas can be extracted (via web-scraping</text:span><text:span text:style-name="T39">; cf. the dictionary-widget on ocstexts.co.uk which just steals the data of individual entries</text:span><text:span text:style-name="T34">) and added to my lemma-spreadsheet even before they are encountered in annotated texts</text:span><text:span text:style-name="T38">, so even as-yet out-of-vocabulary</text:span><text:span text:style-name="T40"> (i.e. not</text:span><text:span text:style-name="T41">-</text:span><text:span text:style-name="T40">in</text:span><text:span text:style-name="T41">-</text:span><text:span text:style-name="T40">the</text:span><text:span text:style-name="T41">-</text:span><text:span text:style-name="T40">training-data)</text:span><text:span text:style-name="T38"> lemmas </text:span><text:span text:style-name="T40">should be available to automatic lemmatisation methods</text:span><text:span text:style-name="T42">.</text:span></text:p>
      <text:p text:style-name="P4"/>
      <text:p text:style-name="P6">I would expect the corpus-expanding and -tagging work outlined above to take up most of this year, and then in the final year I would turn to actual investigations of the texts<text:span text:style-name="T43">:</text:span></text:p>
      <text:p text:style-name="P6"/>
      <text:p text:style-name="P7"><text:span text:style-name="T44">My chief interest here </text:span><text:span text:style-name="T45">will be</text:span><text:span text:style-name="T44"> in how system-level structural differences</text:span><text:span text:style-name="T46"> arising in the disintegrating Slavic dialects </text:span><text:span text:style-name="T47">might </text:span><text:span text:style-name="T46">find expression in spellings, </text:span><text:span text:style-name="T48">given that we have very early texts</text:span><text:span text:style-name="T49"> which purport to share a literary-medium but are</text:span><text:span text:style-name="T48"> from dialect-areas as diverse as northern Macedonian (verging on Serbian)</text:span><text:span text:style-name="T49"> </text:span><text:span text:style-name="T48">and northern Russian</text:span><text:span text:style-name="T45">,</text:span><text:span text:style-name="T10"> which </text:span><text:span text:style-name="T50">occupy</text:span><text:span text:style-name="T10"> two ends of </text:span><text:span text:style-name="T51">a </text:span><text:span text:style-name="T10">spectrum</text:span><text:span text:style-name="T51"> along which Slavic phonological systems can be classified, viz.</text:span><text:span text:style-name="T52"> the extent of the development of phonemic secondary consonant-palatalisation before LCS front-vowels and th</text:span><text:span text:style-name="T49">us</text:span><text:span text:style-name="T52"> number of hard/soft consonant-pairs which </text:span><text:span text:style-name="T49">are opposed to each other only by the distinctive-feature of 'tonality'. </text:span><text:span text:style-name="T53">It can be seen from the phonological systems of modern Ukrainian and Russian that the more hard/soft consonant p</text:span><text:span text:style-name="T54">airs in the system the greater the importance of these </text:span><text:span text:style-name="T55">consonantal </text:span><text:span text:style-name="T54">tonality-distinctions</text:span><text:span text:style-name="T56"> for the organisation of the system</text:span><text:span text:style-name="T57"> as a whole</text:span><text:span text:style-name="T54">: in Russian all consonants, even unpaired palatals like /č ž j š c/, are 'paradigmatically' hard or soft, meaning they determine the pronunication of surrounding vowel-phonemes and can never</text:span><text:span text:style-name="T58"> </text:span><text:span text:style-name="T54">themselves be hardened or softened by surrounding vowels, whereas in Ukrainian, where phonemically soft labials and (dialectally) /r'/ have gone, </text:span><text:span text:style-name="T59">it's </text:span><text:span text:style-name="T54">the vowels </text:span><text:span text:style-name="T59">which </text:span><text:span text:style-name="T54">hold the whip-hand: /c/ is usually soft but hard</text:span><text:span text:style-name="T60">ens</text:span><text:span text:style-name="T54"> before /e/ and /</text:span><text:span text:style-name="T61">ÿ</text:span><text:span text:style-name="T62">/, whereas /č ž š/ are usually hard but soften before /i/ and when geminated.</text:span><text:span text:style-name="T63"> Precisely </text:span><text:span text:style-name="T64">when</text:span><text:span text:style-name="T65"> </text:span><text:span text:style-name="T66">such</text:span><text:span text:style-name="T67"> differences arose in East Slavic is </text:span><text:span text:style-name="T68">very difficult to determine, </text:span><text:span text:style-name="T69">because </text:span><text:span text:style-name="T70">of both the nature of the Cyrillic alphabet and the fact that </text:span><text:span text:style-name="T71">pre-Mongol Rus'</text:span><text:span text:style-name="T70">,</text:span><text:span text:style-name="T71"> where we expect</text:span><text:span text:style-name="T70"> such differences to have developed, had basically a single written culture. </text:span></text:p>
      <text:p text:style-name="P8"><text:span text:style-name="T72">In Townsend &amp; Janda (1996: 107-8) our attention is brought to a fascinating inverse-relationship in the Slavic dialects between the extent of phonemic tonality-distinctions in consonants on the one hand, and the longer maintenance of pitch-distinctions and distinctive vowel-length</text:span><text:span text:style-name="T73"> on the other. </text:span><text:span text:style-name="T74">Th</text:span><text:span text:style-name="T73">is is linked to earlier loss of jers in</text:span><text:span text:style-name="T74"> central vs. peripheral areas, with far southwestern Ukrainian being the most central and thus</text:span><text:span text:style-name="T73"> </text:span><text:span text:style-name="T75">most</text:span><text:span text:style-name="T76"> likely to have either lost or not developed secondary consonant palatalisation</text:span><text:span text:style-name="T77"> and to have longer maintained </text:span><text:span text:style-name="T76">distinctive vowel-length</text:span><text:span text:style-name="T77"> </text:span><text:span text:style-name="T75">(the best précis of </text:span><text:span text:style-name="T77">such intra-East Slavic</text:span><text:span text:style-name="T75"> dialect differences remains Trubetzkoy 1924).</text:span></text:p>
      <text:p text:style-name="P9"><text:span text:style-name="T78">M</text:span>y comprehensive phonemic indexing of early East Slavic text<text:span text:style-name="T79">s</text:span> would <text:span text:style-name="T78">allow us to look for signs of such correlations</text:span>, because not only could I easily quantify the extent of the Jer Shift, <text:span text:style-name="T80">but </text:span><text:span text:style-name="T79">I could </text:span><text:span text:style-name="T78">also</text:span><text:span text:style-name="T79"> quickly </text:span><text:span text:style-name="T80">look for</text:span><text:span text:style-name="T78"> signs of vowel-length (like loss of inter-vocalic /j/ and contraction in e.g. *aje or *oje groups, in e.g. long-adjectives or the </text:span><text:span text:style-name="T81">3sg. pres. verb</text:span><text:span text:style-name="T78"> ending, cf. OCS </text:span><text:span text:style-name="T81">‑</text:span><text:span text:style-name="T82">аатъ</text:span><text:span text:style-name="T81"> spellings</text:span><text:span text:style-name="T78">)</text:span><text:span text:style-name="T79">, and differences in the paradigmatisation of hard/soft consonant oppositions could be probed by studying the letters used after &lt;</text:span><text:span text:style-name="T83">ш ч ц ж</text:span><text:span text:style-name="T79">&gt; (do we expect e.g. &lt;</text:span><text:span text:style-name="T84">ю ѭ ѧ</text:span><text:span text:style-name="T85">&gt; to be </text:span><text:span text:style-name="T86">more</text:span><text:span text:style-name="T85"> likely as devices for conveying the softness of such palatal-phonemes in systems like Russian where this softness is more systematically important than it is in systems like Ukrainian?).</text:span><text:span text:style-name="T87"> Even things like use of </text:span><text:span text:style-name="T88">a</text:span><text:span text:style-name="T87"> palatalisation-diacritic to distinguish LCS *ń and *ĺ before *e </text:span><text:span text:style-name="T89">might</text:span><text:span text:style-name="T87"> hint at the lack of secondary palatalisation of LCS plain *l *n before *e, as Shevelov (1964: 490) mentions</text:span><text:span text:style-name="T90"> in relation to the Archangel'sk Gospel and the Izbornik 1073</text:span><text:span text:style-name="T80">. </text:span><text:span text:style-name="T91">Giving people (me) the</text:span><text:span text:style-name="T80"> ability to quickly verify</text:span><text:span text:style-name="T91"> the philological facts adduced in such arguments in the</text:span><text:span text:style-name="T80"> literature</text:span><text:span text:style-name="T92"> (</text:span><text:span text:style-name="T80">by searching texts like those for *ńe, *ĺe etc. groups</text:span><text:span text:style-name="T92">)</text:span><text:span text:style-name="T80"> </text:span><text:span text:style-name="T91">was one of the main motivations behind </text:span><text:span text:style-name="T93">my whole idea of </text:span><text:span text:style-name="T94">using </text:span><text:span text:style-name="T95">LCS reconstructions as </text:span><text:span text:style-name="T93">phonological</text:span><text:span text:style-name="T96"> </text:span><text:span text:style-name="T93">annotati</text:span><text:span text:style-name="T97">on</text:span><text:span text:style-name="T93">.</text:span></text:p>
      <text:p text:style-name="P10"/>
      <text:p text:style-name="P11"><text:soft-page-break/>I would like to apply modern phonological theory to my analysis of texts, but my experience of attending the Graduate Foundations Phonology course<text:span text:style-name="T98"> last year</text:span> suggests that generativists don't understand the difference between phonology and morphology (i.e. they think that words being derivationally or morphologically related has an effect on the phonemic identity of the forms; that a word like Ru. моряк contains an /o/ despite never being pronounced with one, or even that нёс contains an /e/)<text:span text:style-name="T99">;</text:span><text:span text:style-name="T100"> </text:span><text:span text:style-name="T99">t</text:span>hings like Optimality Theory simply restate facts and explain nothing at all<text:span text:style-name="T98"> (e.g. Padgett 2001, the main idea of which, contrast-maximisation, is utterly independent of the Optimality-Theory framework surrounding it)</text:span>; and even some of the more traditional structuralist tenets, according to which there should be no opposition between e.g. OCS /ję/ and /ę/ or /je/ and /e/ (since they are in total complementary distribution with each other), appear to be contradicted by the very history of OCS writing, where devices to disambiguate such pairs are literally spontaneously invented by the scribes (see pg. 9 of the submitted piece).</text:p>
      <text:p text:style-name="P11"/>
      <text:p text:style-name="P12">To summarise, the timetable for my next steps is roughly:</text:p>
      <text:p text:style-name="P13">Michaelmas 2025<text:span text:style-name="T101">:</text:span></text:p>
      <text:list text:style-name="L2">
        <text:list-item>
          <text:p text:style-name="P14"><text:span text:style-name="T102">Get a proper</text:span><text:span text:style-name="T103"> lemmatisation and tagging pipeline set up that improves on Rabus' efforts</text:span></text:p>
        </text:list-item>
        <text:list-item>
          <text:p text:style-name="P15">Get the Bulgarians to send me the raw text of the early East Slavic texts from the Sofia-Trondheim corpus (the online PDFs are encoded in such a way that the text-data is actually unrecoverable)</text:p>
        </text:list-item>
        <text:list-item>
          <text:p text:style-name="P16">Convert the Savvina Kniga ASCII file from Lindstedt's corpus back to Cyrillic<text:span text:style-name="T104">.</text:span></text:p>
        </text:list-item>
        <text:list-item>
          <text:p text:style-name="P17">Run all these new texts + Assemanianus through the improved lemmatisation &amp; tagging pipeline</text:p>
        </text:list-item>
      </text:list>
      <text:p text:style-name="Standard"/>
      <text:p text:style-name="P18">References</text:p>
      <text:p text:style-name="P19">Berdi<text:span text:style-name="T105">č</text:span>evskis, A., Eckhoff, H., &amp; Gavrilova, T. (2016). The beginning of a beautiful friendship: Rulebased and statistical analysis of Middle Russian. In Computational linguistics and intellectual technologies. Proceedings of Dialogue 16. Moscow.</text:p>
      <text:p text:style-name="P19">Rabus, Achim. 2019. Recognizing Handwritten Text in Slavic Manuscripts: a Neural-Network Approach Using Transkribus. Scripta &amp; e-Scripta 19, 9–32. </text:p>
      <text:p text:style-name="P20">Rabus, Achim; Besters-Dilger, Juliane. 2021. Neural Morphological Tagging for Slavic: Strengths and Weaknesses. Scripta &amp; e-Scripta 21, 79–92.</text:p>
      <text:p text:style-name="P20">Shevelov, George Y. 1956. Konsonanten vor e, i in den protoukrainischen Dialekten. In Bräuer,<text:span text:style-name="T106"> </text:span>Herbert &amp; Woltner, Margarete (eds.), Festschri<text:span text:style-name="T106">ft</text:span> für Max Vasmer zum 70. Geburtstag, 482–494.<text:span text:style-name="T106"> </text:span>Wiesbaden.</text:p>
      <text:p text:style-name="P21">Townsend, Charles E. &amp; Janda, Laura A. 1996. <text:span text:style-name="T5">Common and comparative Slavic: Phonology and inflection. With special attention to Russian, Polish, Czech, Serbo-Croatian, Bulgarian</text:span>. Columbus (Ohio).</text:p>
      <text:p text:style-name="P19">Trubetzkoy, N. 1924. Einiges über die russische Lautentwicklung und die Auflösung der gemeinrussischen Spracheinheit. Zeitschri<text:span text:style-name="T106">ft </text:span>für slavische Philologie 1(3–4). 287–319.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urce Han Sans CN" style:font-family-asian="'Source Han Sans CN'"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meta:initial-creator>Joseph Winslow</meta:initial-creator>
    <meta:creation-date>2025-10-21T14:38:00Z</meta:creation-date>
    <dc:date>2025-10-30T11:42:02.546223024</dc:date>
    <meta:editing-cycles>180</meta:editing-cycles>
    <meta:editing-duration>P1DT9H41M19S</meta:editing-duration>
    <meta:document-statistic meta:table-count="0" meta:image-count="0" meta:object-count="0" meta:page-count="3" meta:paragraph-count="26" meta:word-count="1704" meta:character-count="11442" meta:non-whitespace-character-count="9765"/>
    <meta:template xlink:type="simple" xlink:actuate="onRequest" xlink:title="" xlink:href="Normal"/>
  </office:meta>
</office:document-meta>
</file>